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dd7" officeooo:paragraph-rsid="000cddd7"/>
    </style:style>
    <style:style style:name="P2" style:family="paragraph" style:parent-style-name="Standard">
      <style:text-properties officeooo:rsid="000df0e6" officeooo:paragraph-rsid="000df0e6"/>
    </style:style>
    <style:style style:name="P3" style:family="paragraph" style:parent-style-name="Standard">
      <style:text-properties officeooo:rsid="000e9198" officeooo:paragraph-rsid="000e9198"/>
    </style:style>
    <style:style style:name="T1" style:family="text">
      <style:text-properties officeooo:rsid="000df0e6"/>
    </style:style>
    <style:style style:name="T2" style:family="text">
      <style:text-properties officeooo:rsid="000e91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 Introducción.</text:p>
      <text:p text:style-name="P1">2. Requisitos.</text:p>
      <text:p text:style-name="P1">3. Instalación de php.</text:p>
      <text:p text:style-name="P1">4. Instalación de MYSQL</text:p>
      <text:p text:style-name="P1">5. Añadir Joomla al sitio web.</text:p>
      <text:p text:style-name="P1">6. Configurara Joomla.</text:p>
      <text:p text:style-name="P1">¿6.1 Configurara la base de datos de joomla.?</text:p>
      <text:p text:style-name="P1">7.Acceder al sititio para ver la interfaz del usuario.</text:p>
      <text:p text:style-name="P1">8. Acceder a la interfaz de administrador.</text:p>
      <text:p text:style-name="P1">9. Añadir idiomas.</text:p>
      <text:p text:style-name="P1">10. Añadir Extensiones.</text:p>
      <text:p text:style-name="P1">11. Actualizar Joomla a la ultima version.</text:p>
      <text:p text:style-name="P1"/>
      <text:p text:style-name="P1"/>
      <text:p text:style-name="P1">1.Introducción.</text:p>
      <text:p text:style-name="P1"/>
      <text:p text:style-name="P1">Vamos a instalar en nuestro sitio virtual <text:span text:style-name="T1">para instalar</text:span> Joomla.</text:p>
      <text:p text:style-name="P1"/>
      <text:p text:style-name="P2">Joomla es un CMS ( <text:span text:style-name="T2">Sistema de g</text:span>estor de contenido <text:span text:style-name="T2">) nos permite desarrollar paginas web dinámicas e interactivas. Nos permite crear, modificar o eliminar contenido de la web de manera sencilla.</text:span></text:p>
      <text:p text:style-name="P2"/>
      <text:p text:style-name="P3">Joomla trae dos interfaces distintas, una para usuario y otra para el administrador.</text:p>
      <text:p text:style-name="P3">En la interfaz del usuario, lo que vamos a ver es lo que queremos que el usuario vea en nuestra pagina web.</text:p>
      <text:p text:style-name="P3">En la interfaz del administrador vamos a tener todo el control del contenido de la pagina, los idiomas disponibles o las extensiones. En esta parte es donde podemos crear, modificar o eliminar contenido de la web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2:58:35.535547378</meta:creation-date>
    <dc:date>2019-10-18T13:47:34.359058118</dc:date>
    <meta:editing-duration>PT17M57S</meta:editing-duration>
    <meta:editing-cycles>1</meta:editing-cycles>
    <meta:document-statistic meta:table-count="0" meta:image-count="0" meta:object-count="0" meta:page-count="1" meta:paragraph-count="18" meta:word-count="172" meta:character-count="1026" meta:non-whitespace-character-count="872"/>
    <meta:generator>LibreOffice/6.0.7.3$Linux_X86_64 LibreOffice_project/00m0$Build-3</meta:generator>
  </office:meta>
</office:document-meta>
</file>